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82cm" draw:z-index="0"><draw:image xlink:href="../../odt_eng/images/011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Data export to exchange file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51cm" svg:height="1.27cm" draw:z-index="0"><draw:image xlink:href="../../odt_eng/images/011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s intended to record data to data exchange binary file.</text:p>
            <text:p text:style-name="Text_20_body"><text:span text:style-name="Основной_20_шрифт_20_абзаца"><text:span text:style-name="T4">Exchange file </text:span></text:span><text:span text:style-name="Основной_20_шрифт_20_абзаца"><text:span text:style-name="T5">format </text:span></text:span><text:span text:style-name="Основной_20_шрифт_20_абзаца"><text:span text:style-name="T4">is as follows:</text:span></text:span></text:p>
            <text:p text:style-name="P3">[data quantity N – int32][value 1 – real 8]….[value N – real 8]</text:p>
            <text:p text:style-name="P3">Number of read-out signals is equal to the sum of output dimensions.</text:p>
            <text:p text:style-name="Text_20_body"><text:span text:style-name="Основной_20_шрифт_20_абзаца"><text:span text:style-name="T4">Unit </text:span></text:span><text:span text:style-name="Основной_20_шрифт_20_абзаца"><text:span text:style-name="T5">properties</text:span></text:span><text:span text:style-name="Основной_20_шрифт_20_абзаца"><text:span text:style-name="T4">:</text:span></text:span></text:p>
            <text:list xml:id="list6913065820711936565" text:style-name="L1">
              <text:list-item>
                <text:p text:style-name="P5">Number of inputs.</text:p>
              </text:list-item>
              <text:list-item>
                <text:p text:style-name="P5">Export data file – relative path to the data exchange file.</text:p>
              </text:list-item>
              <text:list-item>
                <text:p text:style-name="P5">Send a message on stop – upon stop of calculation, data quantity =-1 (FFFF) will be recorded to the exchange file.</text:p>
              </text:list-item>
              <text:list-item>
                <text:p text:style-name="P5">Data exchange interval – an interval the data is read out from the exchange file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Экспорт данных в файл обмена</dc:title>
    <meta:creation-date>2012-04-18T11:01:00Z</meta:creation-date>
    <dc:date>2012-04-25T10:07:55.36</dc:date>
    <meta:editing-cycles>7</meta:editing-cycles>
    <meta:editing-duration>PT8H4M6S</meta:editing-duration>
    <meta:document-statistic meta:table-count="1" meta:image-count="2" meta:object-count="0" meta:page-count="1" meta:paragraph-count="15" meta:word-count="111" meta:character-count="58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7.odt/Normal.dotm"/>
  </office:meta>
</office:document-meta>
</file>